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18">
            <text:p>518</text:p>
          </table:table-cell>
          <table:table-cell table:style-name="ce22" office:value-type="float" office:value="582">
            <text:p>58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235">
            <text:p>23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119">
            <text:p>1,119</text:p>
          </table:table-cell>
          <table:table-cell table:style-name="ce23" office:value-type="float" office:value="1059">
            <text:p>1,059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086">
            <text:p>1,086</text:p>
          </table:table-cell>
          <table:table-cell table:style-name="ce23" office:value-type="float" office:value="1013">
            <text:p>1,01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697">
            <text:p>697</text:p>
          </table:table-cell>
          <table:table-cell table:style-name="ce22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529">
            <text:p>1,52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24">
            <text:p>124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04">
            <text:p>804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474">
            <text:p>4,474</text:p>
          </table:table-cell>
          <table:table-cell table:style-name="ce23" office:value-type="float" office:value="760">
            <text:p>760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98">
            <text:p>198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639">
            <text:p>639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9409">
            <text:p>9,409</text:p>
          </table:table-cell>
          <table:table-cell table:style-name="ce23" office:value-type="float" office:value="3676">
            <text:p>3,67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0528">
            <text:p>10,528</text:p>
          </table:table-cell>
          <table:table-cell table:style-name="ce23" office:value-type="float" office:value="4735">
            <text:p>4,7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